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BBV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ABBV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table:style-name="ce2"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table:style-name="ce2" office:value-type="float" office:value="23.08" calcext:value-type="float">
            <text:p>23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table:style-name="ce2"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table:style-name="ce3" office:value-type="string" calcext:value-type="string">
            <text:p>0.8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table:style-name="ce2" office:value-type="string" calcext:value-type="string">
            <text:p>183.13B</text:p>
          </table:table-cell>
          <table:table-cell office:value-type="string" calcext:value-type="string">
            <text:p>Forward P/E</text:p>
          </table:table-cell>
          <table:table-cell table:style-name="ce2" office:value-type="float" office:value="8.66" calcext:value-type="float">
            <text:p>8.6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67%</text:p>
          </table:table-cell>
          <table:table-cell office:value-type="string" calcext:value-type="string">
            <text:p>Shs Float</text:p>
          </table:table-cell>
          <table:table-cell table:style-name="ce2"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table:style-name="ce3" office:value-type="string" calcext:value-type="string">
            <text:p>-1.5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table:style-name="ce2"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table:style-name="ce2" office:value-type="float" office:value="2.1" calcext:value-type="float">
            <text:p>2.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table:style-name="ce3" office:value-type="string" calcext:value-type="string">
            <text:p>22.9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table:style-name="ce2"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table:style-name="ce2" office:value-type="float" office:value="4.51" calcext:value-type="float">
            <text:p>4.51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Short Ratio</text:p>
          </table:table-cell>
          <table:table-cell table:style-name="ce2"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table:style-name="ce3" office:value-type="string" calcext:value-type="string">
            <text:p>6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table:style-name="ce2"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table:style-name="ce2" office:value-type="float" office:value="12.23" calcext:value-type="float">
            <text:p>12.23</text:p>
          </table:table-cell>
          <table:table-cell office:value-type="string" calcext:value-type="string">
            <text:p>EPS next Y</text:p>
          </table:table-cell>
          <table:table-cell table:style-name="ce3" office:value-type="string" calcext:value-type="string">
            <text:p>16.2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table:style-name="ce2" office:value-type="float" office:value="115.71" calcext:value-type="float">
            <text:p>115.71</text:p>
          </table:table-cell>
          <table:table-cell office:value-type="string" calcext:value-type="string">
            <text:p>Perf Year</text:p>
          </table:table-cell>
          <table:table-cell table:style-name="ce3" office:value-type="string" calcext:value-type="string">
            <text:p>18.7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table:style-name="ce2" office:value-type="float" office:value="4.58" calcext:value-type="float">
            <text:p>4.58</text:p>
          </table:table-cell>
          <table:table-cell office:value-type="string" calcext:value-type="string">
            <text:p>P/C</text:p>
          </table:table-cell>
          <table:table-cell table:style-name="ce2" office:value-type="float" office:value="23.04" calcext:value-type="float">
            <text:p>23.04</text:p>
          </table:table-cell>
          <table:table-cell office:value-type="string" calcext:value-type="string">
            <text:p>EPS next 5Y</text:p>
          </table:table-cell>
          <table:table-cell table:style-name="ce3"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table:style-name="ce3" office:value-type="string" calcext:value-type="string">
            <text:p>-1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table:style-name="ce2"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table:style-name="ce2" office:value-type="float" office:value="22.56" calcext:value-type="float">
            <text:p>22.56</text:p>
          </table:table-cell>
          <table:table-cell office:value-type="string" calcext:value-type="string">
            <text:p>EPS past 5Y</text:p>
          </table:table-cell>
          <table:table-cell table:style-name="ce3"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2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93%</text:p>
          </table:table-cell>
          <table:table-cell office:value-type="string" calcext:value-type="string">
            <text:p>Quick Ratio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table:style-name="ce3"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8.7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table:style-name="ce2"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table:style-name="ce2" office:value-type="float" office:value="56.58" calcext:value-type="float">
            <text:p>56.5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8% 2.0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table:style-name="ce2"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table:style-name="ce2" office:value-type="float" office:value="1.35" calcext:value-type="float">
            <text:p>1.3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table:style-name="ce2"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table:style-name="ce2" office:value-type="string" calcext:value-type="string">
            <text:p>8.1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05.58" calcext:value-type="float">
            <text:p>105.5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43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5.9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56%</text:p>
          </table:table-cell>
          <table:table-cell office:value-type="string" calcext:value-type="string">
            <text:p>Volume</text:p>
          </table:table-cell>
          <table:table-cell table:style-name="ce2" office:value-type="float" office:value="11016021" calcext:value-type="float">
            <text:p>11016021</text:p>
          </table:table-cell>
          <table:table-cell office:value-type="string" calcext:value-type="string">
            <text:p>Change</text:p>
          </table:table-cell>
          <table:table-cell table:style-name="ce3" office:value-type="string" calcext:value-type="string">
            <text:p>-0.86%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e tables at that URL are not named, but it was easy to experiment to find the right one (which seems to keep moving)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ODO: parameterize that URL to use A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DONE: how to manually force a refresh? <text:s/>It appears to offer to refresh every time I ope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e problem this solves is google sheets refreshes too often and breaks the UR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Default" table:formula="of:=MATCH(&quot;Price&quot;;[.A2:.L13];0)" office:value-type="string" office:string-value="" calcext:value-type="error">
            <text:p>Err:504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table table:name="my macros" table:style-name="ta1">
        <table:table-column table:style-name="co1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</table:table-row>
        <table:table-row table:style-name="ro1">
          <table:table-cell office:value-type="string" calcext:value-type="string">
            <text:p>cool, righ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"=STOCK("ABBV","Price")</text:p>
          </table:table-cell>
        </table:table-row>
        <table:table-row table:style-name="ro1">
          <table:table-cell table:formula="of:=STOCK(&quot;ABBV&quot;; &quot;foo&quot;)" office:value-type="string" office:string-value="105.58" calcext:value-type="string">
            <text:p>105.58</text:p>
          </table:table-cell>
        </table:table-row>
        <table:table-row table:style-name="ro1">
          <table:table-cell table:formula="of:=STOCK(&quot;ABBV&quot;; &quot;Price&quot;)" office:value-type="string" office:string-value="105.58" calcext:value-type="string">
            <text:p>105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8:17:38.150371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07T11:49:15.620581806</dc:date>
    <meta:editing-duration>PT12H9M35S</meta:editing-duration>
    <meta:editing-cycles>6</meta:editing-cycles>
    <meta:generator>LibreOffice/7.0.4.2$MacOSX_X86_64 LibreOffice_project/dcf040e67528d9187c66b2379df5ea4407429775</meta:generator>
    <meta:document-statistic meta:table-count="2" meta:cell-count="157" meta:object-count="0"/>
  </office:meta>
</office:document-meta>
</file>